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ponseEntityExceptionHandlerTests.httpMediaTypeNotAccep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EntityExceptionHandlerTests.errorResponseProblemDetailViaMessage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sponseEntityExceptionHandlerTests.httpMessageNotWri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EntityExceptionHandlerTests.typeMismatchWithProblemDetailViaMessage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sponseEntityExceptionHandlerTests.missingServletRequest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EntityExceptionHandlerTests.bin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EntityExceptionHandlerTests.missingServletRequest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EntityExceptionHandlerTests.noHandlerFoun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ponseEntityExceptionHandlerTests.httpMessageNotRea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ExceptionHandler.handleServletRequestBindingException( ServletRequestBindingException ex , HttpHeaders headers , HttpStatusCode status , Web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ponseEntityExceptionHandlerTests.typeM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EntityExceptionHandlerTests.httpRequestMethodNo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ponseEntityExceptionHandlerTests.methodArgumentNot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ponseEntityExceptionHandlerTests.asyncRequestTimeou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EntityExceptionHandlerTests.controllerAdviceWithNest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ponseEntityExceptionHandlerTests.missingPath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ponseEntityExceptionHandlerTests.controllerAdviceWithinDispatcherServ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ponseEntityExceptionHandlerTests.httpMediaTypeNo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ceptionThrowingController.handl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EntityExceptionHandlerTests.conversionNo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EntityExceptionHandlerTests.servletRequestBinding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ExceptionThrowingController.handl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EntityExceptionHandlerTests.controllerAdviceWithNestedExceptionWithinDispatcherServl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sponseEntityExceptionHandlerTests.handle(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ponseEntityExceptionHandlerTests.patchHttpMediaTypeNo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ponseEntityExceptionHandlerTests.supportsAllDefaultHandlerExceptionResolverException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ponseEntityExceptionHandlerTests.testException( 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ponseEntityExceptionHandlerTests.controller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